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wasdee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Sawasde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Sawasdee" fo:font-size="10pt" fo:font-weight="normal" style:font-size-asian="10pt" style:font-weight-asian="normal" style:font-size-complex="10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ción Local desde 0 - Traza</text:p>
      <text:p text:style-name="P3"/>
      <text:p text:style-name="P2"><text:bookmark-start text:name="__DdeLink__855_332523630"/>Instalación</text:p>
      <text:p text:style-name="P1"/>
      <text:list xml:id="list1069785711" text:style-name="L1">
        <text:list-item>
          <text:p text:style-name="P5"><text:bookmark-end text:name="__DdeLink__855_332523630"/>Joomla (versión 1.5.10) en el document_root de Apache</text:p>
        </text:list-item>
        <text:list-item>
          <text:p text:style-name="P5">Instalador del sitio. Asociar con la base de datos.</text:p>
        </text:list-item>
        <text:list-item>
          <text:p text:style-name="P6">mod_yoosearch (Para probar, porque tuve que modificar el instalador)</text:p>
        </text:list-item>
        <text:list-item>
          <text:p text:style-name="P6">Extensión de idioma español para front y back-end</text:p>
        </text:list-item>
        <text:list-item>
          <text:p text:style-name="P6">Predeterminé el idioma español en site y Administración utilizando el Gestor de Idiomas.</text:p>
        </text:list-item>
        <text:list-item>
          <text:p text:style-name="P6">com_jcalias</text:p>
        </text:list-item>
        <text:list-item>
          <text:p text:style-name="P6">com_jxcomments (la versión 1.2.0)</text:p>
        </text:list-item>
        <text:list-item>
          <text:p text:style-name="P6">com_jxlibraries</text:p>
        </text:list-item>
        <text:list-item>
          <text:p text:style-name="P6">mod_jscacl_menu</text:p>
        </text:list-item>
        <text:list-item>
          <text:p text:style-name="P6">plg_jcacl</text:p>
        </text:list-item>
        <text:list-item>
          <text:p text:style-name="P6">plg_yooeffects</text:p>
        </text:list-item>
        <text:list-item>
          <text:p text:style-name="P6">com_aapu</text:p>
        </text:list-item>
        <text:list-item>
          <text:p text:style-name="P6">com_zonales</text:p>
        </text:list-item>
        <text:list-item>
          <text:p text:style-name="P6">tmpl_z1</text:p>
        </text:list-item>
        <text:list-item>
          <text:p text:style-name="P6">Predeterminé tmpl_z1 utilizando el Gestor de Plantillas</text:p>
        </text:list-item>
        <text:list-item>
          <text:p text:style-name="P6">com_alias</text:p>
        </text:list-item>
        <text:list-item>
          <text:p text:style-name="P6">com_customproperties</text:p>
        </text:list-item>
        <text:list-item>
          <text:p text:style-name="P6">com_eqzonales</text:p>
        </text:list-item>
        <text:list-item>
          <text:p text:style-name="P6">con_jwf</text:p>
        </text:list-item>
        <text:list-item>
          <text:p text:style-name="P6">mod_alias</text:p>
        </text:list-item>
        <text:list-item>
          <text:p text:style-name="P6">mod_eq</text:p>
        </text:list-item>
        <text:list-item>
          <text:p text:style-name="P6">mod_mapainicio</text:p>
        </text:list-item>
        <text:list-item>
          <text:p text:style-name="P6">mod_mapazonales</text:p>
        </text:list-item>
        <text:list-item>
          <text:p text:style-name="P6">mod_menuzonales</text:p>
        </text:list-item>
        <text:list-item>
          <text:p text:style-name="P6">mod_message</text:p>
        </text:list-item>
        <text:list-item>
          <text:p text:style-name="P6">mod_pending</text:p>
        </text:list-item>
        <text:list-item>
          <text:p text:style-name="P6">mod_seleccionazonal</text:p>
        </text:list-item>
        <text:list-item>
          <text:p text:style-name="P6">mod_sessioninfo</text:p>
        </text:list-item>
        <text:list-item>
          <text:p text:style-name="P6">mod_soycorresponsal</text:p>
        </text:list-item>
        <text:list-item>
          <text:p text:style-name="P6">mod_zbanners</text:p>
        </text:list-item>
        <text:list-item>
          <text:p text:style-name="P6">mod_zcloud</text:p>
        </text:list-item>
        <text:list-item>
          <text:p text:style-name="P6">mod_zlogin</text:p>
        </text:list-item>
        <text:list-item>
          <text:p text:style-name="P6">mod_zonalactual</text:p>
        </text:list-item>
        <text:list-item>
          <text:p text:style-name="P6">plg_authproxy</text:p>
        </text:list-item>
        <text:list-item>
          <text:p text:style-name="P6">plg_eqevents</text:p>
        </text:list-item>
        <text:list-item>
          <text:p text:style-name="P6">plg_externallogin</text:p>
        </text:list-item>
        <text:list-item>
          <text:p text:style-name="P6">plg_solsearch</text:p>
        </text:list-item>
        <text:list-item>
          <text:p text:style-name="P6">plg_zonalescontent</text:p>
        </text:list-item>
        <text:list-item>
          <text:p text:style-name="P6">Entré a la configuración, activé y guardé los plugins instalados en los pasos 34 a 38</text:p>
        </text:list-item>
        <text:list-item>
          <text:p text:style-name="P6"><text:bookmark-start text:name="__DdeLink__241_805944128"/><text:bookmark-start text:name="__DdeLink__89_1024458243"/>Activé mod_yoosearch, desactivé mostrar título y guardé<text:bookmark-end text:name="__DdeLink__241_805944128"/><text:bookmark-end text:name="__DdeLink__89_1024458243"/></text:p>
        </text:list-item>
        <text:list-item>
          <text:p text:style-name="P6"><text:bookmark-start text:name="__DdeLink__98_805944128"/>Activé mod_mapainicio, desactivé mostrar título, puse posición = index y guardé<text:bookmark-end text:name="__DdeLink__98_805944128"/></text:p>
        </text:list-item>
        <text:list-item>
          <text:p text:style-name="P7"><text:span text:style-name="T1">Activé mod_mapazonal, desactivé mostrar título, puse posición = rigth, puse en la sección </text:span><text:soft-page-break/><text:span text:style-name="T1">parámetros del módulo titulo = “Seleccione su zonal”, mostrar descripción = no y guardé.</text:span></text:p>
        </text:list-item>
        <text:list-item>
          <text:p text:style-name="P7"><text:span text:style-name="T1">Activé mod_seleccionazonal, en parámetros avanzados puse guardar en caché = si y guardé</text:span></text:p>
        </text:list-item>
        <text:list-item>
          <text:p text:style-name="P7"><text:bookmark-start text:name="__DdeLink__101_805944128"/><text:span text:style-name="T1">Activé mod_message, desactivé mostrar título y guardé.</text:span><text:bookmark-end text:name="__DdeLink__101_805944128"/></text:p>
        </text:list-item>
        <text:list-item>
          <text:p text:style-name="P7"><text:bookmark-start text:name="__DdeLink__541_805944128"/><text:span text:style-name="T1">Activé mod_menuzonales, desactivé mostrar título, puse posición = top y guardé.</text:span><text:bookmark-end text:name="__DdeLink__541_805944128"/></text:p>
        </text:list-item>
        <text:list-item>
          <text:p text:style-name="P7"><text:span text:style-name="T1">Utilizando phpMyAdmin, vacié las siguientes tablas:</text:span></text:p>
          <text:list>
            <text:list-item>
              <text:p text:style-name="P7"><text:span text:style-name="T1">`jos_custom_properties`</text:span></text:p>
            </text:list-item>
            <text:list-item>
              <text:p text:style-name="P7"><text:span text:style-name="T1">`jos_custom_properties_fields`</text:span></text:p>
            </text:list-item>
            <text:list-item>
              <text:p text:style-name="P7"><text:span text:style-name="T1">`jos_custom_properties_values`</text:span></text:p>
            </text:list-item>
            <text:list-item>
              <text:p text:style-name="P7"><text:span text:style-name="T1">`jos_zonales_cp2tipotag`</text:span></text:p>
            </text:list-item>
            <text:list-item>
              <text:p text:style-name="P7"><text:span text:style-name="T1">`jos_zonales_cp2tipotag_bak`</text:span></text:p>
            </text:list-item>
            <text:list-item>
              <text:p text:style-name="P7"><text:span text:style-name="T1">`jos_zonales_tipotag`</text:span></text:p>
            </text:list-item>
            <text:list-item>
              <text:p text:style-name="P7"><text:span text:style-name="T1">`jos_zonales_tipotag_bak`</text:span></text:p>
            </text:list-item>
            <text:list-item>
              <text:p text:style-name="P7"><text:span text:style-name="T1">`jos_categories`</text:span></text:p>
            </text:list-item>
            <text:list-item>
              <text:p text:style-name="P7"><text:span text:style-name="T1">`jos_sections`</text:span></text:p>
            </text:list-item>
            <text:list-item>
              <text:p text:style-name="P7"><text:span text:style-name="T1">`jos_menu`</text:span></text:p>
            </text:list-item>
            <text:list-item>
              <text:p text:style-name="P7"><text:span text:style-name="T1">`jos_zonales_menu`</text:span></text:p>
            </text:list-item>
            <text:list-item>
              <text:p text:style-name="P7"><text:span text:style-name="T1">`jos_zonales_menu_bak`</text:span></text:p>
            </text:list-item>
          </text:list>
        </text:list-item>
        <text:list-item>
          <text:p text:style-name="P7"><text:span text:style-name="T1">Con phpMyAdmin, importé datos en las tablas anteriores utilizando el srcipt “zonales_data.sql”.</text:span></text:p>
        </text:list-item>
        <text:list-item>
          <text:p text:style-name="P7"><text:span text:style-name="T1">Desde la raiz de la instalación de Joomla, copiar el archivo “templates/z1/js/swfobject.js” a “media/system/js”</text:span></text:p>
        </text:list-item>
        <text:list-item>
          <text:p text:style-name="P7"><text:span text:style-name="T1">Descomprimí “inst_lib_zlogin.zip” en la carpeta raiz de Joomla</text:span></text:p>
        </text:list-item>
        <text:list-item>
          <text:p text:style-name="P7"><text:span text:style-name="T1">Activé mod_zlogin, desactivé mostrar título, posición = right y guardé</text:span></text:p>
        </text:list-item>
        <text:list-item>
          <text:p text:style-name="P6">Cargué una nueva instancia de mod_zlogin, título = Zlogin, descativé mostrar título, publiqué, posición = index</text:p>
        </text:list-item>
        <text:list-item>
          <text:p text:style-name="P6">Activé el plugin External Login y guardé.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26T21:12:23</dc:date>
    <dc:creator>Luis Aita</dc:creator>
    <meta:editing-duration>PT16H34M39S</meta:editing-duration>
    <meta:editing-cycles>75</meta:editing-cycles>
    <meta:generator>OpenOffice.org/3.2$Linux OpenOffice.org_project/320m12$Build-9483</meta:generator>
    <meta:document-statistic meta:table-count="0" meta:image-count="0" meta:object-count="0" meta:page-count="2" meta:paragraph-count="66" meta:word-count="342" meta:character-count="2448"/>
  </office:meta>
</office:document-meta>
</file>